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77000001B1B1257EEF.eps" manifest:media-type=""/>
  <manifest:file-entry manifest:full-path="Pictures/" manifest:media-type=""/>
  <manifest:file-entry manifest:full-path="content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4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698cm" svg:height="8.889cm" svg:x="0.595cm" svg:y="0.247cm">
          <draw:image xlink:href="Pictures/2000000200000177000001B1B1257EEF.eps" xlink:type="simple" xlink:show="embed" xlink:actuate="onLoad">
            <text:p/>
          </draw:image>
          <draw:glue-point draw:id="4" svg:x="-1.718cm" svg:y="-2.23cm"/>
          <draw:glue-point draw:id="5" svg:x="-1.691cm" svg:y="-1.463cm"/>
          <draw:glue-point draw:id="6" svg:x="1.074cm" svg:y="-4.067cm"/>
          <draw:glue-point draw:id="7" svg:x="-1.791cm" svg:y="4.051cm"/>
        </draw:frame>
        <draw:frame draw:style-name="gr2" draw:layer="layout" svg:width="0.838cm" svg:height="0.537cm" svg:x="1.667cm" svg:y="3.27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.394cm" svg:height="0.537cm" svg:x="1.16cm" svg:y="3.95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2" draw:layer="layout" svg:width="0.858cm" svg:height="0.911cm" svg:x="1.788cm" svg:y="2.452cm">
          <draw:text-box>
            <text:p><text:span text:style-name="T1">پتہ</text:span></text:p>
          </draw:text-box>
        </draw:frame>
        <draw:frame draw:style-name="gr3" draw:text-style-name="P3" draw:layer="layout" svg:width="1.903cm" svg:height="0.802cm" svg:x="0.846cm" svg:y="4.318cm">
          <draw:text-box draw:corner-radius="0.201cm">
            <text:p><text:span text:style-name="T2">مداخل مواد</text:span></text:p>
          </draw:text-box>
        </draw:frame>
        <draw:frame draw:style-name="gr2" draw:layer="layout" svg:width="0.838cm" svg:height="0.537cm" svg:x="1.602cm" svg:y="6.5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394cm" svg:height="0.537cm" svg:x="1.084cm" svg:y="7.2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0.858cm" svg:height="0.911cm" svg:x="1.755cm" svg:y="5.718cm">
          <draw:text-box>
            <text:p><text:span text:style-name="T1">پتہ</text:span></text:p>
          </draw:text-box>
        </draw:frame>
        <draw:frame draw:style-name="gr3" draw:text-style-name="P2" draw:layer="layout" svg:width="1.137cm" svg:height="0.911cm" svg:x="6.357cm" svg:y="4.944cm">
          <draw:text-box>
            <text:p><text:span text:style-name="T1">لکھ</text:span></text:p>
          </draw:text-box>
        </draw:frame>
        <draw:frame draw:style-name="gr3" draw:text-style-name="P2" draw:layer="layout" svg:width="1.006cm" svg:height="0.911cm" svg:x="6.424cm" svg:y="8.102cm">
          <draw:text-box>
            <text:p><text:span text:style-name="T1">پڑھ</text:span></text:p>
          </draw:text-box>
        </draw:frame>
        <draw:frame draw:style-name="gr3" draw:text-style-name="P4" draw:layer="layout" svg:width="1.679cm" svg:height="0.696cm" svg:x="4.668cm" svg:y="2.591cm">
          <draw:text-box>
            <text:p><text:span text:style-name="T3">حافظہ کا پتہ</text:span></text:p>
          </draw:text-box>
        </draw:frame>
        <draw:frame draw:style-name="gr3" draw:text-style-name="P3" draw:layer="layout" svg:width="1.747cm" svg:height="0.802cm" svg:x="0.933cm" svg:y="7.561cm">
          <draw:text-box draw:corner-radius="0.201cm">
            <text:p><text:span text:style-name="T2">مخارج مواد</text:span></text:p>
          </draw:text-box>
        </draw:frame>
        <draw:frame draw:style-name="gr3" draw:text-style-name="P4" draw:layer="layout" svg:width="1.611cm" svg:height="0.696cm" svg:x="5.152cm" svg:y="4.315cm">
          <draw:text-box>
            <text:p><text:span text:style-name="T3">درست مواد</text:span></text:p>
          </draw:text-box>
        </draw:frame>
        <draw:frame draw:style-name="gr3" draw:text-style-name="P3" draw:layer="layout" svg:width="0.862cm" svg:height="0.802cm" svg:x="7.174cm" svg:y="4.961cm">
          <draw:text-box>
            <text:p><text:span text:style-name="T2">(</text:span><text:span text:style-name="T2">ا</text:span><text:span text:style-name="T2">)</text:span></text:p>
          </draw:text-box>
        </draw:frame>
        <draw:frame draw:style-name="gr3" draw:text-style-name="P3" draw:layer="layout" svg:width="1.078cm" svg:height="0.802cm" svg:x="7.132cm" svg:y="8.2cm">
          <draw:text-box>
            <text:p><text:span text:style-name="T2">(</text:span><text:span text:style-name="T2">ب</text:span><text:span text:style-name="T2">)</text:span></text:p>
          </draw:text-box>
        </draw:frame>
        <draw:frame draw:style-name="gr3" draw:text-style-name="P4" draw:layer="layout" svg:width="1.611cm" svg:height="0.696cm" svg:x="5.885cm" svg:y="7.6cm">
          <draw:text-box>
            <text:p><text:span text:style-name="T3">درست مواد</text:span></text:p>
          </draw:text-box>
        </draw:frame>
        <draw:frame draw:style-name="gr3" draw:text-style-name="P4" draw:layer="layout" svg:width="1.747cm" svg:height="0.696cm" svg:x="3.456cm" svg:y="8.222cm">
          <draw:text-box>
            <text:p><text:span text:style-name="T3">دورانیہ رسائی</text:span></text:p>
          </draw:text-box>
        </draw:frame>
        <draw:line draw:style-name="gr4" draw:text-style-name="P1" draw:layer="layout" svg:x1="3.042cm" svg:y1="8.332cm" svg:x2="5.582cm" svg:y2="8.332cm">
          <text:p/>
        </draw:line>
        <draw:frame draw:style-name="gr3" draw:text-style-name="P4" draw:layer="layout" svg:width="1.446cm" svg:height="0.696cm" svg:x="4.663cm" svg:y="5.835cm">
          <draw:text-box>
            <text:p><text:span text:style-name="T3">درست پتہ</text:span></text:p>
          </draw:text-box>
        </draw:frame>
        <draw:frame draw:style-name="gr3" draw:text-style-name="P6" xml:id="id2" draw:id="id2" draw:layer="layout" svg:width="3.194cm" svg:height="2.031cm" svg:x="0.699cm" svg:y="0.332cm">
          <draw:text-box>
            <text:p text:style-name="P5"><text:span text:style-name="T3">اس لمحہ پتہ تبدیل ہوتا ہے۔</text:span></text:p>
            <text:p text:style-name="P5"><text:span text:style-name="T3">پتہ کے کچھ بِٹ پست</text:span></text:p>
            <text:p text:style-name="P5"><text:span text:style-name="T3"><text:s/></text:span><text:span text:style-name="T3">اور کچھ بلند ہوتے ہیں</text:span></text:p>
            <text:p text:style-name="P5"><text:span text:style-name="T3"><text:s/></text:span><text:span text:style-name="T3">جنہیں یوں دکھایا جاتا ہے۔</text:span></text:p>
          </draw:text-box>
          <draw:glue-point draw:id="4" svg:x="2.391cm" svg:y="4.367cm"/>
        </draw:frame>
        <draw:frame draw:style-name="gr3" draw:text-style-name="P6" draw:layer="layout" svg:width="3.368cm" svg:height="1.141cm" svg:x="4.935cm" svg:y="0.456cm">
          <draw:text-box>
            <text:p text:style-name="P5"><text:span text:style-name="T3">درست پتہ کے کچھ لمحات بعد</text:span></text:p>
            <text:p text:style-name="P5"><text:span text:style-name="T3"><text:s/></text:span><text:span text:style-name="T3">حافظہ کی شناخت ہوتی ہے</text:span></text:p>
          </draw:text-box>
        </draw:frame>
        <draw:connector draw:style-name="gr5" draw:text-style-name="P1" draw:layer="layout" draw:type="curve" draw:line-skew="1.826cm 3.239cm" svg:x1="5.27cm" svg:y1="1.076cm" svg:x2="3.143cm" svg:y2="3.391cm" draw:start-shape="id1" draw:start-glue-point="6" draw:end-shape="id1" draw:end-glue-point="5" svg:d="m5270 1076c0 745-968 621-1429 1013s-412 1302-698 1302">
          <text:p/>
        </draw:connector>
        <draw:connector draw:style-name="gr5" draw:text-style-name="P1" draw:layer="layout" draw:type="curve" draw:line-skew="-0.497cm 3.026cm 2.998cm" svg:x1="3.059cm" svg:y1="2.233cm" svg:x2="3.122cm" svg:y2="2.709cm" draw:start-shape="id2" draw:start-glue-point="4" draw:end-shape="id1" draw:end-glue-point="4" svg:d="m3059 2233c0 199 62 133 62 322s1 208 1 1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9T14:50:25</dc:date>
    <dc:creator>kkk </dc:creator>
    <meta:generator>LibreOffice/3.3$Linux LibreOffice_project/330m19$Build-401</meta:generator>
    <meta:editing-duration>PT9H53M24S</meta:editing-duration>
    <meta:editing-cycles>39</meta:editing-cycles>
    <meta:document-statistic meta:object-count="23"/>
  </office:meta>
</office:document-meta>
</file>

<file path=Object 1/content.xml><?xml version="1.0" encoding="utf-8"?>
<math xmlns="http://www.w3.org/1998/Math/MathML">
  <semantics>
    <mover accent="true">
      <mi mathvariant="italic">بیدار</mi>
      <mo>¯</mo>
    </mover>
    <annotation encoding="StarMath 5.0">overline{بیدار}</annotation>
  </semantics>
</math>
</file>

<file path=Object 19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{پڑھ}/ overline{لکھ}</annotation>
  </semantics>
</math>
</file>

<file path=Object 2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{پڑھ}/ overline{لکھ}</annotation>
  </semantics>
</math>
</file>

<file path=Object 8/content.xml><?xml version="1.0" encoding="utf-8"?>
<math xmlns="http://www.w3.org/1998/Math/MathML">
  <semantics>
    <mover accent="true">
      <mi mathvariant="italic">بیدار</mi>
      <mo>¯</mo>
    </mover>
    <annotation encoding="StarMath 5.0">overline{بیدار}</annotation>
  </semantics>
</math>
</file>